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 style:list-style-name="L1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utting AI in a separate thread:</text:p>
      <text:p text:style-name="Standard"/>
      <text:p text:style-name="P2">RW:</text:p>
      <text:p text:style-name="Standard"><text:bookmark-start text:name="__DdeLink__43_718396448"/>From the<text:bookmark-end text:name="__DdeLink__43_718396448"/> AI's perspective, I would like AI to be in a separate thread so that Nav can run at a more consistent framerate. Currently, Nav is somewhat at the mercy of AI.</text:p>
      <text:p text:style-name="Standard"/>
      <text:p text:style-name="Standard">AI's framerate is usually fairly quick and consistent, but when navigating around robots in particular , the time taken to execute can balloon. As such, Nav sometimes assigns motor values with a lower frequency than is needed, meaning it will overshoot the next point.</text:p>
      <text:p text:style-name="Standard"/>
      <text:p text:style-name="Standard">If AI is in a separate thread, it should be able to navigate further than the next point, using the vision as reference.</text:p>
      <text:p text:style-name="Standard"/>
      <text:p text:style-name="Standard">When AI is executed, it currently reads the following from shared memory:</text:p>
      <text:p text:style-name="Standard"/>
      <text:list xml:id="list1727290208" text:style-name="L1">
        <text:list-item>
          <text:p text:style-name="P4">currentIndex</text:p>
        </text:list-item>
        <text:list-item>
          <text:p text:style-name="P4">positioning[currentIndex]</text:p>
        </text:list-item>
        <text:list-item>
          <text:p text:style-name="P4">visionData</text:p>
        </text:list-item>
        <text:list-item>
          <text:p text:style-name="P4">teamColor</text:p>
        </text:list-item>
        <text:list-item>
          <text:p text:style-name="P4">systemState</text:p>
        </text:list-item>
        <text:list-item>
          <text:p text:style-name="P4">pitchCfg</text:p>
        </text:list-item>
      </text:list>
      <text:p text:style-name="Standard"/>
      <text:p text:style-name="Standard">When it finishes, it will modify:</text:p>
      <text:p text:style-name="Standard"/>
      <text:list xml:id="list764266236" text:style-name="L2">
        <text:list-item>
          <text:p text:style-name="P5">aiData</text:p>
        </text:list-item>
      </text:list>
      <text:p text:style-name="Standard"/>
      <text:p text:style-name="P1">Putting Navigation in a separate thread:</text:p>
      <text:p text:style-name="P3">GI:</text:p>
      <text:p text:style-name="P3">The navigation can be made to run in a separate thread although it is not really necessary. Nav will run by getting one frame from AI and then following the path until a new one is available. This may or may not overtax the bluetooth and needs to be tested. Running in a different thread should account for more consistent speed assignment.</text:p>
      <text:p text:style-name="P3"/>
      <text:p text:style-name="P3">When Nav is executed, it reads the following from shared memory:</text:p>
      <text:p text:style-name="P3"/>
      <text:list xml:id="list414072127" text:continue-list="list1727290208" text:style-name="L1">
        <text:list-item>
          <text:p text:style-name="P4">currentIndex</text:p>
        </text:list-item>
        <text:list-item>
          <text:p text:style-name="P4">aiData</text:p>
        </text:list-item>
        <text:list-item>
          <text:p text:style-name="P4">visionData</text:p>
        </text:list-item>
      </text:list>
      <text:p text:style-name="P3"/>
      <text:p text:style-name="P3">When it is finished it will modify:</text:p>
      <text:p text:style-name="P3"/>
      <text:list xml:id="list553759051" text:continue-numbering="true" text:style-name="L1">
        <text:list-item>
          <text:p text:style-name="P7">Trobot.sendData</text:p>
        </text:list-item>
      </text:list>
      <text:p text:style-name="P3"/>
      <text:p text:style-name="P3">AN: </text:p>
      <text:p text:style-name="P3">Nav also reads the following from shared memory:</text:p>
      <text:p text:style-name="P3"><text:tab/>- teamCol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williams </meta:initial-creator>
    <meta:creation-date>2013-03-20T15:29:01</meta:creation-date>
    <dc:date>2013-03-26T19:37:26</dc:date>
    <dc:creator>An Nguyen</dc:creator>
    <meta:editing-duration>PT21M18S</meta:editing-duration>
    <meta:editing-cycles>4</meta:editing-cycles>
    <meta:generator>LibreOffice/3.4$Unix LibreOffice_project/340m1$Build-502</meta:generator>
    <meta:document-statistic meta:table-count="0" meta:image-count="0" meta:object-count="0" meta:page-count="1" meta:paragraph-count="26" meta:word-count="245" meta:character-count="1378" meta:non-whitespace-character-count="1168"/>
  </office:meta>
</office:document-meta>
</file>